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71.0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56.24pt" fo:break-before="auto" style:use-optimal-row-height="true"/>
    </style:style>
    <style:style style:name="ro7" style:family="table-row">
      <style:table-row-properties style:row-height="427.49pt" fo:break-before="auto" style:use-optimal-row-height="true"/>
    </style:style>
    <style:style style:name="ro8" style:family="table-row">
      <style:table-row-properties style:row-height="281.25pt" fo:break-before="auto" style:use-optimal-row-height="true"/>
    </style:style>
    <style:style style:name="ro9" style:family="table-row">
      <style:table-row-properties style:row-height="359.69pt" fo:break-before="auto" style:use-optimal-row-height="true"/>
    </style:style>
    <style:style style:name="ro10" style:family="table-row">
      <style:table-row-properties style:row-height="382.51pt" fo:break-before="auto" style:use-optimal-row-height="true"/>
    </style:style>
    <style:style style:name="ro11" style:family="table-row">
      <style:table-row-properties style:row-height="101.25pt" fo:break-before="auto" style:use-optimal-row-height="true"/>
    </style:style>
    <style:style style:name="ro12" style:family="table-row">
      <style:table-row-properties style:row-height="78.75pt" fo:break-before="auto" style:use-optimal-row-height="true"/>
    </style:style>
    <style:style style:name="ro13" style:family="table-row">
      <style:table-row-properties style:row-height="247.75pt" fo:break-before="auto" style:use-optimal-row-height="true"/>
    </style:style>
    <style:style style:name="ro14" style:family="table-row">
      <style:table-row-properties style:row-height="169.4pt" fo:break-before="auto" style:use-optimal-row-height="true"/>
    </style:style>
    <style:style style:name="ro15" style:family="table-row">
      <style:table-row-properties style:row-height="102.19pt" fo:break-before="auto" style:use-optimal-row-height="true"/>
    </style:style>
    <style:style style:name="ro16" style:family="table-row">
      <style:table-row-properties style:row-height="213.76pt" fo:break-before="auto" style:use-optimal-row-height="true"/>
    </style:style>
    <style:style style:name="ro17" style:family="table-row">
      <style:table-row-properties style:row-height="79.85pt" fo:break-before="auto" style:use-optimal-row-height="true"/>
    </style:style>
    <style:style style:name="ro18" style:family="table-row">
      <style:table-row-properties style:row-height="135.81pt" fo:break-before="auto" style:use-optimal-row-height="true"/>
    </style:style>
    <style:style style:name="ro19" style:family="table-row">
      <style:table-row-properties style:row-height="236.24pt" fo:break-before="auto" style:use-optimal-row-height="true"/>
    </style:style>
    <style:style style:name="ro20" style:family="table-row">
      <style:table-row-properties style:row-height="191.25pt" fo:break-before="auto" style:use-optimal-row-height="true"/>
    </style:style>
    <style:style style:name="ro21" style:family="table-row">
      <style:table-row-properties style:row-height="57.46pt" fo:break-before="auto" style:use-optimal-row-height="true"/>
    </style:style>
    <style:style style:name="ro22" style:family="table-row">
      <style:table-row-properties style:row-height="112.51pt" fo:break-before="auto" style:use-optimal-row-height="true"/>
    </style:style>
    <style:style style:name="ro23" style:family="table-row">
      <style:table-row-properties style:row-height="214.16pt" fo:break-before="auto" style:use-optimal-row-height="true"/>
    </style:style>
    <style:style style:name="ro24" style:family="table-row">
      <style:table-row-properties style:row-height="258.94pt" fo:break-before="auto" style:use-optimal-row-height="true"/>
    </style:style>
    <style:style style:name="ro25" style:family="table-row">
      <style:table-row-properties style:row-height="135.01pt" fo:break-before="auto" style:use-optimal-row-height="true"/>
    </style:style>
    <style:style style:name="ro26" style:family="table-row">
      <style:table-row-properties style:row-height="123.76pt" fo:break-before="auto" style:use-optimal-row-height="true"/>
    </style:style>
    <style:style style:name="ro27" style:family="table-row">
      <style:table-row-properties style:row-height="157.49pt" fo:break-before="auto" style:use-optimal-row-height="true"/>
    </style:style>
    <style:style style:name="ro28" style:family="table-row">
      <style:table-row-properties style:row-height="247.49pt" fo:break-before="auto" style:use-optimal-row-height="true"/>
    </style:style>
    <style:style style:name="ro29" style:family="table-row">
      <style:table-row-properties style:row-height="258.75pt" fo:break-before="auto" style:use-optimal-row-height="true"/>
    </style:style>
    <style:style style:name="ro30" style:family="table-row">
      <style:table-row-properties style:row-height="90pt" fo:break-before="auto" style:use-optimal-row-height="true"/>
    </style:style>
    <style:style style:name="ro31" style:family="table-row">
      <style:table-row-properties style:row-height="23.84pt" fo:break-before="auto" style:use-optimal-row-height="true"/>
    </style:style>
    <style:style style:name="ro32" style:family="table-row">
      <style:table-row-properties style:row-height="124.61pt" fo:break-before="auto" style:use-optimal-row-height="true"/>
    </style:style>
    <style:style style:name="ro33" style:family="table-row">
      <style:table-row-properties style:row-height="45.01pt" fo:break-before="auto" style:use-optimal-row-height="true"/>
    </style:style>
    <style:style style:name="ro34" style:family="table-row">
      <style:table-row-properties style:row-height="46.26pt" fo:break-before="auto" style:use-optimal-row-height="true"/>
    </style:style>
    <style:style style:name="ro35" style:family="table-row">
      <style:table-row-properties style:row-height="35.04pt" fo:break-before="auto" style:use-optimal-row-height="true"/>
    </style:style>
    <style:style style:name="ro36" style:family="table-row">
      <style:table-row-properties style:row-height="146.24pt" fo:break-before="auto" style:use-optimal-row-height="true"/>
    </style:style>
    <style:style style:name="ro37" style:family="table-row">
      <style:table-row-properties style:row-height="225.01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30"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45"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55"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67"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96"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127" style:family="table-cell" style:parent-style-name="Default">
      <style:table-cell-properties fo:background-color="transparent"/>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bold"/>
    </style:style>
    <style:style style:name="T8" style:family="text">
      <style:text-properties fo:font-style="normal" style:font-style-asian="normal" style:font-style-complex="normal"/>
    </style:style>
    <style:style style:name="T9"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42"/>
        <table:table-column table:style-name="co5" table:default-cell-style-name="ce42"/>
        <table:table-column table:style-name="co6" table:default-cell-style-name="ce42"/>
        <table:table-column table:style-name="co7" table:default-cell-style-name="ce42"/>
        <table:table-column table:style-name="co8" table:default-cell-style-name="ce42"/>
        <table:table-column table:style-name="co9" table:default-cell-style-name="ce67"/>
        <table:table-column table:style-name="co10" table:default-cell-style-name="ce42"/>
        <table:table-column table:style-name="co11" table:default-cell-style-name="ce42"/>
        <table:table-column table:style-name="co12" table:default-cell-style-name="ce96"/>
        <table:table-column table:style-name="co13" table:default-cell-style-name="ce42"/>
        <table:table-column table:style-name="co14" table:default-cell-style-name="ce45"/>
        <table:table-column table:style-name="co13" table:default-cell-style-name="ce45"/>
        <table:table-column table:style-name="co15" table:default-cell-style-name="ce45"/>
        <table:table-column table:style-name="co13" table:default-cell-style-name="ce45"/>
        <table:table-column table:style-name="co16" table:default-cell-style-name="ce45"/>
        <table:table-column table:style-name="co13" table:default-cell-style-name="ce45"/>
        <table:table-column table:style-name="co17" table:default-cell-style-name="ce45"/>
        <table:table-column table:style-name="co13" table:default-cell-style-name="ce45"/>
        <table:table-column table:style-name="co15" table:default-cell-style-name="ce45"/>
        <table:table-column table:style-name="co10" table:number-columns-repeated="17" table:default-cell-style-name="ce45"/>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45"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45" table:number-columns-repeated="2"/>
          <table:table-cell table:style-name="ce30" office:value-type="string" calcext:value-type="string" table:number-columns-spanned="3" table:number-rows-spanned="1">
            <text:p>Vmware</text:p>
            <text:p>16 CPU</text:p>
            <text:p>64GB RAM</text:p>
          </table:table-cell>
          <table:covered-table-cell table:style-name="ce55"/>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9">Vmware (vzdialený server)</text:span></text:p>
            <text:p><text:span text:style-name="T9">4 CPU</text:span></text:p>
            <text:p><text:span text:style-name="T9">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30" office:value-type="string" calcext:value-type="string">
            <text:p>Spôsob virtualizácie</text:p>
          </table:table-cell>
          <table:table-cell table:style-name="ce30" office:value-type="string" calcext:value-type="string">
            <text:p>Predvolené prihlasovacie údaje</text:p>
          </table:table-cell>
          <table:table-cell table:style-name="ce30" office:value-type="string" calcext:value-type="string">
            <text:p>Systémové požiadavky (CPU, RAM)</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42"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office:value-type="string" calcext:value-type="string">
            <text:p>✕</text:p>
          </table:table-cell>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cell table:style-name="ce291"/>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4">c3725-adventerprisek9-mz.124-25d_0x60a800f0_20100818_NEFUNGUJE_ZAMRZNE.image</text:span></text:p>
            <text:p/>
            <text:p><text:span text:style-name="T3">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Nepodporovane technologie</text:p>
            <text:p>Not supported/working on Layer 3 IOL (Linux)</text:p>
            <text:p/>
            <text:p>Multicast with BSR</text:p>
            <text:p>NTP Authentication</text:p>
            <text:p>PPPoE (working on 12.4, and 15.2(2.3)T)</text:p>
            <text:p>Routing loops (IOL will crash)</text:p>
            <text:p/>
            <text:p/>
            <text:p>-Linky</text:p>
            <text:p><text:a xlink:href="http://danielkleviansky.com/unsupported-iol-features/" xlink:type="simple">http://danielkleviansky.com/unsupported-iol-features/</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0">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epodporovane technologie</text:p>
            <text:p>Not supported/working on Layer 2 IOL (Linux)</text:p>
            <text:p/>
            <text:p>802.1q Tunneling</text:p>
            <text:p>Cisco ISL trunks</text:p>
            <text:p>DHCP Snooping</text:p>
            <text:p>HSRP address not pingable</text:p>
            <text:p>L2 PortChannel (not working on 12.2, working on 15.0)</text:p>
            <text:p>L3 PortChannel</text:p>
            <text:p>NVI NAT (classic NAT works on TPGEN images only)</text:p>
            <text:p>PVLAN</text:p>
            <text:p>QinQ</text:p>
            <text:p>Routing loops (IOL will crash)</text:p>
            <text:p>SPAN/RSPAN/ERSPAN</text:p>
            <text:p>VTP version 2 (VTP version 1 works)</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text:span text:style-name="T5">-prihlasovacie udaje pre admin ucet sa zadavaju pri prvom spusteni</text:span></text:p>
            <text:p><text:span text:style-name="T5">-pre jednoduchost mozeme zadat</text:span></text:p>
            <text:p/>
            <text:p><text:span text:style-name="T5">admin/CiscoNXOS123</text:span></text:p>
          </table:table-cell>
          <table:table-cell table:style-name="ce197" office:value-type="string" calcext:value-type="string">
            <text:p>2 CPU (s 1 CPU sa ani nespusti)</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6"><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Extreme</text:p>
          </table:table-cell>
          <table:table-cell table:style-name="ce197" office:value-type="string" calcext:value-type="string">
            <text:p>ExtremeX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6">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 </text:p>
            <text:p>asav-991-serial-console-with-asdm-79150_2017113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asa-9.1.5.16_20141016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6"><text:a xlink:href="https://nbctcp.wordpress.com/2015/07/02/unetlab-installation-on-esxi/" xlink:type="simple">https://nbctcp.wordpress.com/2015/07/02/unetlab-installation-on-esxi/</text:a></text:span></text:p>
            <text:p><text:span text:style-name="T5">(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ext:p>fortinet-analyzer-FAZ-VM64-v5.2.6-build0753_20160317</text:p>
            <text:p>fortinet-fortigate-FGT-VM64-KVM-v5.2.3-build0670_20150318</text:p>
            <text:p>fortinet-fortigate-FGT-VM64-KVM-v5.2.5-build0701_20151203</text:p>
            <text:p>fortinet-fortigate-FGT-VM64-KVM-v5.4.3-build1111_20161220</text:p>
            <text:p>fortinet-fortigate-FGT-VM64-KVM-v5.6.1-build1484_20170727</text:p>
            <text:p>fortinet-fortimail-FML-VM64-KVM-v5.3-build593_20160413</text:p>
            <text:p>fortinet-fortimanager-FMG-VM64-v5.4.2-build1151_20161213</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5">-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ext:p>cpsg-R77-20_20140603 </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3">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ext:p>csr1000v-universalk9.03.17.03.S.156-1.S3-std_20161121</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7">(</text:span>PRS2 semestralka<text:span text:style-name="T7">)</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ext:p>csr1000vng-universalk9.16.07.01-fuji-serial-console_2017112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vsrx-12.1X47-D15.4-firefly-perimeter_20141112</text:p>
            <text:p>vsrx-12.1X47-D20.7-firefly-perimeter_20150303</text:p>
          </table:table-cell>
          <table:table-cell table:style-name="ce218" office:value-type="string" calcext:value-type="string">
            <text:p>QEMU</text:p>
          </table:table-cell>
          <table:table-cell table:style-name="ce208"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_20150913 (spusta sa rychlejsie)</text:p>
            <text:p>vsrxng-15.1X49-D80.4_20170323</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5">-podporuje MPLS</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Juniper Olive</text:p>
          </table:table-cell>
          <table:table-cell table:style-name="ce197" office:value-type="string" calcext:value-type="string">
            <text:p>JunOS 12.1</text:p>
          </table:table-cell>
          <table:table-cell table:style-name="ce197" office:value-type="string" calcext:value-type="string">
            <text:p>olive-12-1-R1-9</text:p>
            <text:p>olive-12.1-R1-9_X46-D20.5-domestic</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2.1</text:p>
          </table:table-cell>
          <table:table-cell table:style-name="ce197" office:value-type="string" calcext:value-type="string">
            <text:p>vmx-junos-12-1R1.9</text:p>
          </table:table-cell>
          <table:table-cell table:style-name="ce218" office:value-type="string" calcext:value-type="string">
            <text:p>QEMU</text:p>
          </table:table-cell>
          <table:table-cell table:style-name="ce223" office:value-type="string" calcext:value-type="string">
            <text:p>root/&lt;bez hesla&gt;</text:p>
            <text:p/>
            <text:p>-Na commit konfiguracnych zmien je potrebne heslo. Pre jednoduchost mozeme zadat heslo:</text:p>
            <text:p/>
            <text:p>root/juniper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6"><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podpora MPLS je rovnaka ako pri Juniper Olive 12.1</text:p>
            <text:p/>
            <text:p><text:span text:style-name="T5">-treba pre istotu spravit viac pouzivatelskych uctov, inak sa nemusime prihlasit ako root po nastaveni commit hesla [login failed], a zostaneme vymknuty)</text:span></text:p>
            <text:p><text:span text:style-name="T5">-nepodporuje IS-IS</text:span></text:p>
            <text:p/>
            <text:p>-Linky</text:p>
            <text:p><text:a xlink:href="https://lists.nongnu.org/archive/html/qemu-discuss/2013-01/msg00015.html" xlink:type="simple">https://lists.nongnu.org/archive/html/qemu-discuss/2013-01/msg00015.html</text:a></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vcp-bundle-15.1F6.9</text:p>
            <text:p><text:span text:style-name="T2">vmxvfp-bundle-15.1F6.9</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Juniper vMX</text:p>
          </table:table-cell>
          <table:table-cell table:style-name="ce197" office:value-type="string" calcext:value-type="string">
            <text:p>JunOS 17.3</text:p>
          </table:table-cell>
          <table:table-cell table:style-name="ce206" office:value-type="string" calcext:value-type="string">
            <text:p>vmxvcp-bundle-17.3R1.10</text:p>
            <text:p>vmxvfp-bundle-17.3R1.10</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5">-Na commit konfiguracnych zmien je potrebne heslo. Pre jednoduchost mozeme zadat heslo (na VCP):</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ext:p/>
            <text:p>timos-C-13.0.R1_20150227</text:p>
            <text:p>timoscpm-C-13.0.R1_20150227</text:p>
            <text:p>timosiom-C-13.0.R1_20150227</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Mozeme stiahnut aj z oficialnej stranky</text:p>
            <text:p><text:a xlink:href="https://mikrotik.com/download/archive" xlink:type="simple">https://mikrotik.com/download/archive</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ext:p><text:span text:style-name="T5">mikrotik-chr-6.40.5_20171107 </text:span></text:p>
            <text:p>mikrotik-chr-6.41.1_20180202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ext:p>hpvsr-7.10.R0204P01_20150202</text:p>
            <text:p>hpvsr-VSR1000_HPE-CMW710-R0327L01-X64_20170631</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 </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Bigip-11.5.1_20140312</text:p>
            <text:p>BIGIP-11.5.3.2.10.196.ALL-scsi.ova</text:p>
            <text:p>BIGIP-12.1.2.0.0.249.iso</text:p>
            <text:p>bigip-12.0.0-2_20150821 </text:p>
            <text:p>bigip-12.1.2-configured_20161130</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alteon-AlteonOS-30-5-0-0_20160511</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6"><text:a xlink:href="https://www.radware.com/resources/softwaredownloads/network-admin-software/" xlink:type="simple">https://www.radware.com/resources/softwaredownloads/network-admin-software/</text:a></text:span></text:p>
            <text:p>resp. </text:p>
            <text:p><text:span text:style-name="T6"><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vmware.vmdk</text:p>
            <text:p>cumulus-linux-3.5.2-vx-amd64-vmware_20180123</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6"><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Default" table:number-columns-repeated="1023"/>
          <table:table-cell/>
        </table:table-row>
        <table:table-row table:style-name="ro30">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 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197"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2">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45"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31">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5">-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linux-debian-9.3.0-x64-xfce_20171209</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5">gpasswd -a user wireshark</text:span></text:p>
            <text:p/>
            <text:p><text:span text:style-name="T5">-Na zaciatku som dal virtualke 100 GB disk. Trvalo by skoro 2 dni, kym by som ho odoslal na server. Preto som sa ho rozhodol zmensit prikazmi na</text:span></text:p>
            <text:p/>
            <text:p><text:span text:style-name="T6"><text:a xlink:href="https://pve.proxmox.com/wiki/Shrink_Qcow2_Disk_Files" xlink:type="simple">https://pve.proxmox.com/wiki/Shrink_Qcow2_Disk_Files</text:a></text:span></text:p>
            <text:p><text:span text:style-name="T5">(hladat “Shrink the Disk File”)</text:span></text:p>
            <text:p><text:span text:style-name="T5">Kvoli lepsiemu vykonu virtualky som pouzil nekomprimujuci sposob konverzie prikazom</text:span></text:p>
            <text:p/>
            <text:p><text:span text:style-name="T5">sudo qemu-img convert -O qcow2 image.qcow2_backup image.qcow2</text:span></text:p>
            <text:p/>
            <text:p><text:span text:style-name="T5">mv debian.qcow2 debian.qcow2.backup</text:span></text:p>
            <text:p><text:span text:style-name="T5">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0">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8">adresari /opt/unetlab/addons/qemu/</text:span></text:p>
            <text:p/>
            <text:p><text:span text:style-name="T5">-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6">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5">netem 2.0.3-61 </text:span>(z balicka “eve-ng-addons-netem”)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5">-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1">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45" office:value-type="string" calcext:value-type="string">
            <text:p>&lt;bez hesla&gt;</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7">
          <table:table-cell table:style-name="ce9" office:value-type="string" calcext:value-type="string">
            <text:p>Windows</text:p>
          </table:table-cell>
          <table:table-cell table:style-name="ce9" office:value-type="string" calcext:value-type="string">
            <text:p>Windows 10 Pro x86</text:p>
          </table:table-cell>
          <table:table-cell table:style-name="ce9" office:value-type="string" calcext:value-type="string">
            <text:p>Win10_1709_EnglishInternational_x32.iso</text:p>
            <text:p>=&gt; win-10-pro-x86-1709_20170930</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5">-Pridanie zariadenia</text:span></text:p>
            <text:p>./eve_ng/08_9_vytvorenie_windows_10_kvm_virtualky_s_virtio_ovladacmi-CIASTOCNY_NEUSPECH.txt</text:p>
            <text:p/>
            <text:p><text:span text:style-name="T5">-Legalny a aktivovany Windows klucom z mojho DreamSpark uctu</text:span></text:p>
            <text:p><text:span text:style-name="T5">-Windows optimalizovany na minimalizaciu spotreby operacnej pamate a diskovych operacii</text:span></text:p>
            <text:p><text:span text:style-name="T5">-Nainstalovane VIRTIO ovladace pre vyssi vykon disku, sietovych zariadeni a celkovy vykon systemu</text:span></text:p>
            <text:p><text:span text:style-name="T6"><text:a xlink:href="https://forum.proxmox.com/threads/differences-between-ide-virtio-scsi.8356/" xlink:type="simple">https://forum.proxmox.com/threads/differences-between-ide-virtio-scsi.8356/</text:a></text:span></text:p>
            <text:p><text:span text:style-name="T5">-Paging file (stranovaci subor) vypnuty, kvoli zvyseniu vykonu pri narocnejsich aplikaciach</text:span></text:p>
            <text:p><text:span text:style-name="T5">-Nainstalovane programy</text:span></text:p>
            <text:p><text:span text:style-name="T5">Firefox, Java JRE, VLC, Wireshark</text:span></text:p>
            <text:p/>
            <text:p><text:span text:style-name="T5">-RDP NA VSETKYCH WINDOWSOCH SA MUSI ZAPNUT EXPLICITNE!! VNC bude fungovat stale.</text:span></text:p>
            <text:p/>
            <text:p><text:span text:style-name="T5">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cell table:style-name="ce127"/>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45" table:number-columns-repeated="3"/>
          <table:table-cell table:style-name="ce55"/>
          <table:table-cell/>
          <table:table-cell table:style-name="ce194"/>
          <table:table-cell table:number-columns-repeated="2"/>
          <table:table-cell table:style-name="ce55"/>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45"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3">00/00/0000</text:date>, <text:time style:data-style-name="N2" text:time-value="08:19:52.5295868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2-23T08:30:30.203936225</dc:date>
    <meta:editing-duration>P18DT27M56S</meta:editing-duration>
    <meta:editing-cycles>537</meta:editing-cycles>
    <meta:generator>LibreOffice/6.0.0.3$Linux_X86_64 LibreOffice_project/00m0$Build-3</meta:generator>
    <meta:document-statistic meta:table-count="1" meta:cell-count="837" meta:object-count="0"/>
  </office:meta>
</office:document-meta>
</file>